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22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GARCIA CONDORI ABEL LUI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23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GARCIA CONDORI ABEL LUIS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3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ECONOFLETE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/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20:30:48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